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onfiguration_Run_Variation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 Name</text:p>
          </table:table-cell>
          <table:table-cell table:style-name="ce1" office:value-type="string" calcext:value-type="string" table:number-columns-spanned="3" table:number-rows-spanned="1">
            <text:p>Iteration #</text:p>
          </table:table-cell>
          <table:covered-table-cell table:number-columns-repeated="2"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Population Size</text:p>
          </table:table-cell>
          <table:table-cell office:value-type="string" calcext:value-type="string">
            <text:p>Mutation Rat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t Final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t Final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t Final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t Final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8">
            <text:p>Inst-4.tsp</text:p>
          </table:table-cell>
          <table:table-cell table:style-name="ce1" office:value-type="float" office:value="100" calcext:value-type="float" table:number-columns-spanned="1" table:number-rows-spanned="8">
            <text:p>100</text:p>
          </table:table-cell>
          <table:table-cell table:style-name="ce1" office:value-type="float" office:value="0.1" calcext:value-type="float" table:number-columns-spanned="1" table:number-rows-spanned="8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1171995.8638669" calcext:value-type="float">
            <text:p>21171995.8638669</text:p>
          </table:table-cell>
          <table:table-cell office:value-type="float" office:value="205942494.021628" calcext:value-type="float">
            <text:p>205942494.021628</text:p>
          </table:table-cell>
          <table:table-cell table:style-name="ce2" office:value-type="float" office:value="22282128.5519751" calcext:value-type="float">
            <text:p>22282128.5519751</text:p>
          </table:table-cell>
          <table:table-cell table:style-name="ce2" office:value-type="float" office:value="21393990.1616868" calcext:value-type="float">
            <text:p>21393990.1616868</text:p>
          </table:table-cell>
          <table:table-cell table:style-name="ce2" office:value-type="float" office:value="21744694.0224818" calcext:value-type="float">
            <text:p>21744694.0224818</text:p>
          </table:table-cell>
          <table:table-cell table:style-name="ce2" office:value-type="float" office:value="21290425.5366692" calcext:value-type="float">
            <text:p>21290425.5366692</text:p>
          </table:table-cell>
          <table:table-cell table:style-name="ce2" office:value-type="float" office:value="22157172.8721383" calcext:value-type="float">
            <text:p>22157172.8721383</text:p>
          </table:table-cell>
          <table:table-cell table:style-name="ce2" office:value-type="float" office:value="21343575.2215134" calcext:value-type="float">
            <text:p>21343575.2215134</text:p>
          </table:table-cell>
          <table:table-cell table:style-name="ce2" office:value-type="float" office:value="21828563.8016064" calcext:value-type="float">
            <text:p>21828563.8016064</text:p>
          </table:table-cell>
          <table:table-cell table:style-name="ce2" office:value-type="float" office:value="20939321.5997777" calcext:value-type="float">
            <text:p>20939321.5997777</text:p>
          </table:table-cell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2" office:value-type="float" office:value="21171995.8638669" calcext:value-type="float">
            <text:p>21171995.8638669</text:p>
          </table:table-cell>
          <table:table-cell office:value-type="float" office:value="21171995.8638669" calcext:value-type="float">
            <text:p>21171995.8638669</text:p>
          </table:table-cell>
          <table:table-cell office:value-type="float" office:value="21810941.3523378" calcext:value-type="float">
            <text:p>21810941.3523378</text:p>
          </table:table-cell>
          <table:table-cell office:value-type="float" office:value="21282296.8149647" calcext:value-type="float">
            <text:p>21282296.8149647</text:p>
          </table:table-cell>
          <table:table-cell office:value-type="float" office:value="22049710.0054584" calcext:value-type="float">
            <text:p>22049710.0054584</text:p>
          </table:table-cell>
          <table:table-cell office:value-type="float" office:value="21712197.6336702" calcext:value-type="float">
            <text:p>21712197.6336702</text:p>
          </table:table-cell>
          <table:table-cell office:value-type="float" office:value="21720401.9445259" calcext:value-type="float">
            <text:p>21720401.9445259</text:p>
          </table:table-cell>
          <table:table-cell office:value-type="float" office:value="21384413.6125887" calcext:value-type="float">
            <text:p>21384413.6125887</text:p>
          </table:table-cell>
          <table:table-cell office:value-type="float" office:value="22310662.0540474" calcext:value-type="float">
            <text:p>22310662.0540474</text:p>
          </table:table-cell>
          <table:table-cell office:value-type="float" office:value="20937772.0674302" calcext:value-type="float">
            <text:p>20937772.0674302</text:p>
          </table:table-cell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21171995.8638669" calcext:value-type="float">
            <text:p>21171995.8638669</text:p>
          </table:table-cell>
          <table:table-cell table:style-name="ce2" office:value-type="float" office:value="20934953.5129706" calcext:value-type="float">
            <text:p>20934953.5129706</text:p>
          </table:table-cell>
          <table:table-cell office:value-type="float" office:value="21980279.010744" calcext:value-type="float">
            <text:p>21980279.010744</text:p>
          </table:table-cell>
          <table:table-cell office:value-type="float" office:value="21279695.1580224" calcext:value-type="float">
            <text:p>21279695.1580224</text:p>
          </table:table-cell>
          <table:table-cell office:value-type="float" office:value="21759582.9821786" calcext:value-type="float">
            <text:p>21759582.9821786</text:p>
          </table:table-cell>
          <table:table-cell office:value-type="float" office:value="21286074.8989501" calcext:value-type="float">
            <text:p>21286074.8989501</text:p>
          </table:table-cell>
          <table:table-cell office:value-type="float" office:value="22251550.4708576" calcext:value-type="float">
            <text:p>22251550.4708576</text:p>
          </table:table-cell>
          <table:table-cell office:value-type="float" office:value="20876828.563708" calcext:value-type="float">
            <text:p>20876828.563708</text:p>
          </table:table-cell>
          <table:table-cell office:value-type="float" office:value="22051929.7927035" calcext:value-type="float">
            <text:p>22051929.7927035</text:p>
          </table:table-cell>
          <table:table-cell office:value-type="float" office:value="21126159.7338316" calcext:value-type="float">
            <text:p>21126159.7338316</text:p>
          </table:table-cell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table:number-columns-repeated="4" office:value-type="float" office:value="3900881.2900532" calcext:value-type="float">
            <text:p>3900881.2900532</text:p>
          </table:table-cell>
          <table:table-cell table:number-columns-repeated="2" office:value-type="float" office:value="3928018.07682386" calcext:value-type="float">
            <text:p>3928018.07682386</text:p>
          </table:table-cell>
          <table:table-cell table:number-columns-repeated="2" office:value-type="float" office:value="3908620.31062463" calcext:value-type="float">
            <text:p>3908620.31062463</text:p>
          </table:table-cell>
          <table:table-cell table:number-columns-repeated="2" office:value-type="float" office:value="3885429.23454767" calcext:value-type="float">
            <text:p>3885429.23454767</text:p>
          </table:table-cell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21171995.8638669" calcext:value-type="float">
            <text:p>21171995.8638669</text:p>
          </table:table-cell>
          <table:table-cell office:value-type="float" office:value="21810941.3523378" calcext:value-type="float">
            <text:p>21810941.3523378</text:p>
          </table:table-cell>
          <table:table-cell office:value-type="float" office:value="21142595.5338866" calcext:value-type="float">
            <text:p>21142595.5338866</text:p>
          </table:table-cell>
          <table:table-cell office:value-type="float" office:value="22317597.6967974" calcext:value-type="float">
            <text:p>22317597.6967974</text:p>
          </table:table-cell>
          <table:table-cell office:value-type="float" office:value="20876129.5091272" calcext:value-type="float">
            <text:p>20876129.5091272</text:p>
          </table:table-cell>
          <table:table-cell office:value-type="float" office:value="21653636.1973022" calcext:value-type="float">
            <text:p>21653636.1973022</text:p>
          </table:table-cell>
          <table:table-cell office:value-type="float" office:value="20862915.0044285" calcext:value-type="float">
            <text:p>20862915.0044285</text:p>
          </table:table-cell>
          <table:table-cell office:value-type="float" office:value="22310296.8239334" calcext:value-type="float">
            <text:p>22310296.8239334</text:p>
          </table:table-cell>
          <table:table-cell office:value-type="float" office:value="21395465.7227623" calcext:value-type="float">
            <text:p>21395465.7227623</text:p>
          </table:table-cell>
        </table:table-row>
        <table:table-row table:style-name="ro1">
          <table:covered-table-cell table:number-columns-repeated="3"/>
          <table:table-cell office:value-type="float" office:value="6" calcext:value-type="float">
            <text:p>6</text:p>
          </table:table-cell>
          <table:table-cell table:number-columns-repeated="4" office:value-type="float" office:value="3900881.2900532" calcext:value-type="float">
            <text:p>3900881.2900532</text:p>
          </table:table-cell>
          <table:table-cell table:number-columns-repeated="4" office:value-type="float" office:value="3885429.23454767" calcext:value-type="float">
            <text:p>3885429.23454767</text:p>
          </table:table-cell>
          <table:table-cell table:number-columns-repeated="2" office:value-type="float" office:value="3900881.2900532" calcext:value-type="float">
            <text:p>3900881.2900532</text:p>
          </table:table-cell>
        </table:table-row>
        <table:table-row table:style-name="ro1">
          <table:covered-table-cell table:number-columns-repeated="3"/>
          <table:table-cell office:value-type="float" office:value="7" calcext:value-type="float">
            <text:p>7</text:p>
          </table:table-cell>
          <table:table-cell table:number-columns-repeated="4" office:value-type="float" office:value="3900881.2900532" calcext:value-type="float">
            <text:p>3900881.2900532</text:p>
          </table:table-cell>
          <table:table-cell table:number-columns-repeated="2" office:value-type="float" office:value="3928018.07682386" calcext:value-type="float">
            <text:p>3928018.07682386</text:p>
          </table:table-cell>
          <table:table-cell table:number-columns-repeated="2" office:value-type="float" office:value="3908620.31062463" calcext:value-type="float">
            <text:p>3908620.31062463</text:p>
          </table:table-cell>
          <table:table-cell table:number-columns-repeated="2" office:value-type="float" office:value="3885429.23454767" calcext:value-type="float">
            <text:p>3885429.23454767</text:p>
          </table:table-cell>
        </table:table-row>
        <table:table-row table:style-name="ro1">
          <table:covered-table-cell table:number-columns-repeated="3"/>
          <table:table-cell office:value-type="float" office:value="8" calcext:value-type="float">
            <text:p>8</text:p>
          </table:table-cell>
          <table:table-cell table:number-columns-repeated="4" office:value-type="float" office:value="3900881.2900532" calcext:value-type="float">
            <text:p>3900881.2900532</text:p>
          </table:table-cell>
          <table:table-cell table:number-columns-repeated="2" office:value-type="float" office:value="3885429.23454767" calcext:value-type="float">
            <text:p>3885429.23454767</text:p>
          </table:table-cell>
          <table:table-cell table:number-columns-repeated="2" office:value-type="float" office:value="3943128.07032128" calcext:value-type="float">
            <text:p>3943128.07032128</text:p>
          </table:table-cell>
          <table:table-cell table:number-columns-repeated="2" office:value-type="float" office:value="3900881.2900532" calcext:value-type="float">
            <text:p>3900881.2900532</text:p>
          </table:table-cell>
        </table:table-row>
      </table:table>
      <table:table table:name="Mutation_Rate_Variation" table:style-name="ta1">
        <table:table-column table:style-name="co1" table:number-columns-repeated="2" table:default-cell-style-name="ce1"/>
        <table:table-column table:style-name="co1" table:number-columns-repeated="2" table:default-cell-style-name="ce5"/>
        <table:table-column table:style-name="co1" table:number-columns-repeated="10" table:default-cell-style-name="Default"/>
        <table:table-row table:style-name="ro1">
          <table:table-cell office:value-type="string" calcext:value-type="string" table:number-columns-spanned="1" table:number-rows-spanned="2">
            <text:p>File Name</text:p>
          </table:table-cell>
          <table:table-cell office:value-type="string" calcext:value-type="string" table:number-columns-spanned="3" table:number-rows-spanned="1">
            <text:p>Iteration #</text:p>
          </table:table-cell>
          <table:covered-table-cell table:number-columns-repeated="2" table:style-name="Default"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Population Size</text:p>
          </table:table-cell>
          <table:table-cell table:style-name="Default" office:value-type="string" calcext:value-type="string">
            <text:p>Mutation Rate</text:p>
          </table:table-cell>
          <table:table-cell table:style-name="Default" office:value-type="string" calcext:value-type="string">
            <text:p>Configuration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t Final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t Final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t Final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t Final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st-4.tsp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171995.8638669" calcext:value-type="float">
            <text:p>21171995.8638669</text:p>
          </table:table-cell>
          <table:table-cell office:value-type="float" office:value="21810941.3523378" calcext:value-type="float">
            <text:p>21810941.3523378</text:p>
          </table:table-cell>
          <table:table-cell office:value-type="float" office:value="21142595.5338866" calcext:value-type="float">
            <text:p>21142595.5338866</text:p>
          </table:table-cell>
          <table:table-cell office:value-type="float" office:value="22317597.6967974" calcext:value-type="float">
            <text:p>22317597.6967974</text:p>
          </table:table-cell>
          <table:table-cell office:value-type="float" office:value="20876129.5091272" calcext:value-type="float">
            <text:p>20876129.5091272</text:p>
          </table:table-cell>
          <table:table-cell office:value-type="float" office:value="21653636.1973022" calcext:value-type="float">
            <text:p>21653636.1973022</text:p>
          </table:table-cell>
          <table:table-cell office:value-type="float" office:value="20862915.0044285" calcext:value-type="float">
            <text:p>20862915.0044285</text:p>
          </table:table-cell>
          <table:table-cell office:value-type="float" office:value="22310296.8239334" calcext:value-type="float">
            <text:p>22310296.8239334</text:p>
          </table:table-cell>
          <table:table-cell office:value-type="float" office:value="21395465.7227623" calcext:value-type="float">
            <text:p>21395465.7227623</text:p>
          </table:table-cell>
        </table:table-row>
        <table:table-row table:style-name="ro1">
          <table:table-cell office:value-type="string" calcext:value-type="string">
            <text:p>Inst-4.tsp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1171995.8638669" calcext:value-type="float">
            <text:p>21171995.8638669</text:p>
          </table:table-cell>
          <table:table-cell office:value-type="float" office:value="20845802.6159929" calcext:value-type="float">
            <text:p>20845802.6159929</text:p>
          </table:table-cell>
          <table:table-cell office:value-type="float" office:value="21594679.7396517" calcext:value-type="float">
            <text:p>21594679.7396517</text:p>
          </table:table-cell>
          <table:table-cell office:value-type="float" office:value="20965784.0118296" calcext:value-type="float">
            <text:p>20965784.0118296</text:p>
          </table:table-cell>
          <table:table-cell office:value-type="float" office:value="22135443.0404829" calcext:value-type="float">
            <text:p>22135443.0404829</text:p>
          </table:table-cell>
          <table:table-cell office:value-type="float" office:value="21031432.1555024" calcext:value-type="float">
            <text:p>21031432.1555024</text:p>
          </table:table-cell>
          <table:table-cell office:value-type="float" office:value="21558996.160032" calcext:value-type="float">
            <text:p>21558996.160032</text:p>
          </table:table-cell>
          <table:table-cell office:value-type="float" office:value="20378273.5003083" calcext:value-type="float">
            <text:p>20378273.5003083</text:p>
          </table:table-cell>
          <table:table-cell office:value-type="float" office:value="21746417.593948" calcext:value-type="float">
            <text:p>21746417.593948</text:p>
          </table:table-cell>
          <table:table-cell office:value-type="float" office:value="20985305.5032374" calcext:value-type="float">
            <text:p>20985305.5032374</text:p>
          </table:table-cell>
        </table:table-row>
        <table:table-row table:style-name="ro1">
          <table:table-cell office:value-type="string" calcext:value-type="string">
            <text:p>Inst-4.tsp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1171995.8638669" calcext:value-type="float">
            <text:p>21171995.8638669</text:p>
          </table:table-cell>
          <table:table-cell office:value-type="float" office:value="20914247.0447234" calcext:value-type="float">
            <text:p>20914247.0447234</text:p>
          </table:table-cell>
          <table:table-cell office:value-type="float" office:value="21890170.1846295" calcext:value-type="float">
            <text:p>21890170.1846295</text:p>
          </table:table-cell>
          <table:table-cell office:value-type="float" office:value="20773105.0705728" calcext:value-type="float">
            <text:p>20773105.0705728</text:p>
          </table:table-cell>
          <table:table-cell office:value-type="float" office:value="21762902.5435419" calcext:value-type="float">
            <text:p>21762902.5435419</text:p>
          </table:table-cell>
          <table:table-cell office:value-type="float" office:value="20851721.7741293" calcext:value-type="float">
            <text:p>20851721.7741293</text:p>
          </table:table-cell>
          <table:table-cell office:value-type="float" office:value="22039057.1413143" calcext:value-type="float">
            <text:p>22039057.1413143</text:p>
          </table:table-cell>
          <table:table-cell office:value-type="float" office:value="21062007.1539415" calcext:value-type="float">
            <text:p>21062007.1539415</text:p>
          </table:table-cell>
          <table:table-cell office:value-type="float" office:value="22482702.0077985" calcext:value-type="float">
            <text:p>22482702.0077985</text:p>
          </table:table-cell>
          <table:table-cell office:value-type="float" office:value="20377429.8278815" calcext:value-type="float">
            <text:p>20377429.8278815</text:p>
          </table:table-cell>
        </table:table-row>
        <table:table-row table:style-name="ro1">
          <table:table-cell office:value-type="string" calcext:value-type="string">
            <text:p>Inst-4.tsp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21171995.8638669" calcext:value-type="float">
            <text:p>21171995.8638669</text:p>
          </table:table-cell>
          <table:table-cell office:value-type="float" office:value="20939852.5911219" calcext:value-type="float">
            <text:p>20939852.5911219</text:p>
          </table:table-cell>
          <table:table-cell office:value-type="float" office:value="22054294.7639701" calcext:value-type="float">
            <text:p>22054294.7639701</text:p>
          </table:table-cell>
          <table:table-cell office:value-type="float" office:value="20742877.0608994" calcext:value-type="float">
            <text:p>20742877.0608994</text:p>
          </table:table-cell>
          <table:table-cell office:value-type="float" office:value="21846578.6578013" calcext:value-type="float">
            <text:p>21846578.6578013</text:p>
          </table:table-cell>
          <table:table-cell office:value-type="float" office:value="21000436.5443389" calcext:value-type="float">
            <text:p>21000436.5443389</text:p>
          </table:table-cell>
          <table:table-cell office:value-type="float" office:value="21338997.992085" calcext:value-type="float">
            <text:p>21338997.992085</text:p>
          </table:table-cell>
          <table:table-cell office:value-type="float" office:value="21076501.9765447" calcext:value-type="float">
            <text:p>21076501.9765447</text:p>
          </table:table-cell>
          <table:table-cell office:value-type="float" office:value="21616759.020099" calcext:value-type="float">
            <text:p>21616759.020099</text:p>
          </table:table-cell>
          <table:table-cell office:value-type="float" office:value="20481637.6196687" calcext:value-type="float">
            <text:p>20481637.6196687</text:p>
          </table:table-cell>
        </table:table-row>
        <table:table-row table:style-name="ro1">
          <table:table-cell office:value-type="string" calcext:value-type="string">
            <text:p>Inst-4.ts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171995.8638669" calcext:value-type="float">
            <text:p>21171995.8638669</text:p>
          </table:table-cell>
          <table:table-cell office:value-type="float" office:value="20611382.8625486" calcext:value-type="float">
            <text:p>20611382.8625486</text:p>
          </table:table-cell>
          <table:table-cell office:value-type="float" office:value="22277924.016458" calcext:value-type="float">
            <text:p>22277924.016458</text:p>
          </table:table-cell>
          <table:table-cell office:value-type="float" office:value="21001143.7806841" calcext:value-type="float">
            <text:p>21001143.7806841</text:p>
          </table:table-cell>
          <table:table-cell office:value-type="float" office:value="21868775.7005068" calcext:value-type="float">
            <text:p>21868775.7005068</text:p>
          </table:table-cell>
          <table:table-cell office:value-type="float" office:value="20869122.4874798" calcext:value-type="float">
            <text:p>20869122.4874798</text:p>
          </table:table-cell>
          <table:table-cell office:value-type="float" office:value="22123871.5872724" calcext:value-type="float">
            <text:p>22123871.5872724</text:p>
          </table:table-cell>
          <table:table-cell office:value-type="float" office:value="20423186.732449" calcext:value-type="float">
            <text:p>20423186.732449</text:p>
          </table:table-cell>
          <table:table-cell office:value-type="float" office:value="22414575.6357762" calcext:value-type="float">
            <text:p>22414575.6357762</text:p>
          </table:table-cell>
          <table:table-cell office:value-type="float" office:value="21055713.456921" calcext:value-type="float">
            <text:p>21055713.456921</text:p>
          </table:table-cell>
        </table:table-row>
      </table:table>
      <table:table table:name="Population_Variation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 table:number-columns-spanned="1" table:number-rows-spanned="2">
            <text:p>File Name</text:p>
          </table:table-cell>
          <table:table-cell office:value-type="string" calcext:value-type="string" table:number-columns-spanned="3" table:number-rows-spanned="1">
            <text:p>Iteration #</text:p>
          </table:table-cell>
          <table:covered-table-cell table:style-name="Default"/>
          <table:covered-table-cell/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Population Size</text:p>
          </table:table-cell>
          <table:table-cell table:style-name="Default" office:value-type="string" calcext:value-type="string">
            <text:p>Mutation Rate</text:p>
          </table:table-cell>
          <table:table-cell office:value-type="string" calcext:value-type="string">
            <text:p>Configuration</text:p>
          </table:table-cell>
          <table:table-cell table:style-name="Default" office:value-type="string" calcext:value-type="string">
            <text:p>Initial</text:p>
          </table:table-cell>
          <table:table-cell office:value-type="string" calcext:value-type="string">
            <text:p>Best Final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t Final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t Final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t Final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Inst-4.tsp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1171995.8638669" calcext:value-type="float">
            <text:p>21171995.8638669</text:p>
          </table:table-cell>
          <table:table-cell office:value-type="float" office:value="21171995.8638669" calcext:value-type="float">
            <text:p>21171995.8638669</text:p>
          </table:table-cell>
          <table:table-cell office:value-type="float" office:value="21810941.3523378" calcext:value-type="float">
            <text:p>21810941.3523378</text:p>
          </table:table-cell>
          <table:table-cell office:value-type="float" office:value="21282296.8149647" calcext:value-type="float">
            <text:p>21282296.8149647</text:p>
          </table:table-cell>
          <table:table-cell office:value-type="float" office:value="22049710.0054584" calcext:value-type="float">
            <text:p>22049710.0054584</text:p>
          </table:table-cell>
          <table:table-cell office:value-type="float" office:value="21712197.6336702" calcext:value-type="float">
            <text:p>21712197.6336702</text:p>
          </table:table-cell>
          <table:table-cell office:value-type="float" office:value="21720401.9445259" calcext:value-type="float">
            <text:p>21720401.9445259</text:p>
          </table:table-cell>
          <table:table-cell office:value-type="float" office:value="21384413.6125887" calcext:value-type="float">
            <text:p>21384413.6125887</text:p>
          </table:table-cell>
          <table:table-cell office:value-type="float" office:value="22310662.0540474" calcext:value-type="float">
            <text:p>22310662.0540474</text:p>
          </table:table-cell>
          <table:table-cell office:value-type="float" office:value="20937772.0674302" calcext:value-type="float">
            <text:p>20937772.0674302</text:p>
          </table:table-cell>
        </table:table-row>
        <table:table-row table:style-name="ro1">
          <table:table-cell office:value-type="string" calcext:value-type="string">
            <text:p>Inst-4.tsp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9"/>
        </table:table-row>
      </table:table>
      <table:table table:name="GeneSize Variation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number:number-style style:name="N114">
      <number:number number:decimal-places="6" loext:min-decimal-places="6" number:min-integer-digits="1" number:grouping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8" loext:min-decimal-places="8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01:01:47.485474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7:11:26.984854363</meta:creation-date>
    <dc:date>2019-10-21T03:10:02.895974328</dc:date>
    <meta:editing-duration>PT13H17M27S</meta:editing-duration>
    <meta:editing-cycles>22</meta:editing-cycles>
    <meta:generator>LibreOffice/6.0.7.3$Linux_X86_64 LibreOffice_project/00m0$Build-3</meta:generator>
    <meta:document-statistic meta:table-count="4" meta:cell-count="239" meta:object-count="0"/>
  </office:meta>
</office:document-meta>
</file>